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20cd9" officeooo:paragraph-rsid="00020cd9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egoe UI" fo:font-size="10pt" fo:font-weight="normal" officeooo:rsid="0001fbcd" officeooo:paragraph-rsid="0001fbcd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Segoe UI" fo:font-size="10pt" fo:font-weight="normal" officeooo:rsid="0001fbcd" officeooo:paragraph-rsid="0001fbc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goe UI" fo:font-size="10pt" officeooo:paragraph-rsid="00020cd9" style:font-size-asian="10pt" style:font-size-complex="10pt"/>
    </style:style>
    <style:style style:name="P5" style:family="paragraph" style:parent-style-name="Standard">
      <style:text-properties style:font-name="Segoe UI" fo:font-size="10pt" officeooo:paragraph-rsid="0016865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Segoe UI" fo:font-size="12pt" fo:font-weight="bold" officeooo:rsid="0001fbcd" officeooo:paragraph-rsid="0003266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2pt" fo:font-weight="bold" officeooo:rsid="0016abf6" officeooo:paragraph-rsid="0016abf6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2pt" fo:font-weight="bold" officeooo:rsid="0016865d" officeooo:paragraph-rsid="0016865d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2pt" fo:font-weight="bold" officeooo:rsid="0001fbcd" officeooo:paragraph-rsid="0004fca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egoe UI" fo:font-size="12pt" fo:font-weight="bold" officeooo:rsid="00194d12" officeooo:paragraph-rsid="00194d1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style:font-size-asian="10pt" style:font-style-asian="normal" style:font-weight-asian="normal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paragraph-rsid="00020cd9" style:font-size-asian="10pt" style:font-style-asian="normal" style:font-weight-asian="normal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paragraph-rsid="00066fae" style:font-size-asian="10pt" style:font-style-asian="normal" style:font-weight-asian="normal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32662" style:font-size-asian="10pt" style:font-style-asian="normal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4fca8" style:font-size-asian="10pt" style:font-style-asian="normal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66fae" style:font-size-asian="10pt" style:font-style-asian="normal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20cd9" style:font-size-asian="10pt" style:font-style-asian="normal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ed0c7" style:font-size-asian="10pt" style:font-style-asian="normal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1fbcd" officeooo:paragraph-rsid="00032662" style:font-size-asian="10pt" style:font-style-asian="normal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32662" officeooo:paragraph-rsid="00020cd9" style:font-size-asian="10pt" style:font-style-asian="normal" style:font-weight-asian="normal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ed0c7" style:font-size-asian="10pt" style:font-style-asian="normal" style:font-weight-asian="normal" style:font-size-complex="10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color="#000000" style:font-name="Segoe UI" fo:font-size="10pt" fo:font-style="normal" fo:font-weight="normal" officeooo:rsid="0001fbcd" officeooo:paragraph-rsid="00066fae" style:font-size-asian="10pt" style:font-style-asian="normal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Segoe UI" fo:font-size="10pt" fo:font-style="normal" fo:font-weight="normal" officeooo:rsid="00020cd9" officeooo:paragraph-rsid="00066fa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Segoe UI" fo:font-size="10pt" fo:font-style="normal" style:text-underline-style="none" fo:font-weight="normal" officeooo:rsid="00020cd9" officeooo:paragraph-rsid="00194d1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Segoe UI" fo:font-size="10pt" officeooo:paragraph-rsid="00178378" style:font-size-asian="10pt" style:font-size-complex="10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Segoe UI" fo:font-size="10pt" officeooo:paragraph-rsid="0010a987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Segoe UI" fo:font-size="10pt" officeooo:paragraph-rsid="00194d12" style:font-size-asian="10pt" style:font-size-complex="10pt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Segoe UI" fo:font-size="10pt" officeooo:paragraph-rsid="00032662" style:font-size-asian="10pt" style:font-size-complex="10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Segoe UI" fo:font-size="10pt" officeooo:paragraph-rsid="00066fae" style:font-size-asian="10pt" style:font-size-complex="10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Segoe UI" fo:font-size="10pt" officeooo:rsid="00194d12" officeooo:paragraph-rsid="00194d12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Segoe UI" fo:font-size="10pt" officeooo:rsid="00195d1c" officeooo:paragraph-rsid="00195d1c" style:font-size-asian="10pt" style:font-size-complex="10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Segoe UI" fo:font-size="10pt" officeooo:rsid="001b06e1" officeooo:paragraph-rsid="001b06e1" style:font-size-asian="10pt" style:font-size-complex="10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Segoe UI" fo:font-size="10pt" fo:font-style="normal" officeooo:rsid="000d653d" officeooo:paragraph-rsid="000d653d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Segoe UI" fo:font-size="10pt" fo:font-style="normal" officeooo:rsid="000d653d" officeooo:paragraph-rsid="000d653d" style:font-size-asian="10pt" style:font-style-asian="normal" style:font-size-complex="10pt" style:font-style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Segoe UI" fo:font-size="10pt" fo:font-weight="bold" officeooo:rsid="0001fbcd" officeooo:paragraph-rsid="001ef746" style:font-size-asian="10pt" style:font-weight-asian="bold" style:font-size-complex="10pt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Segoe UI" fo:font-size="10pt" fo:font-weight="bold" officeooo:rsid="0001fbcd" officeooo:paragraph-rsid="00066fae" style:font-size-asian="10pt" style:font-weight-asian="bold" style:font-size-complex="10pt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Segoe UI" fo:font-size="10pt" fo:font-weight="bold" officeooo:rsid="001fd18a" officeooo:paragraph-rsid="001fd18a" style:font-size-asian="10pt" style:font-weight-asian="bold" style:font-size-complex="10pt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Segoe UI" fo:font-size="10pt" fo:font-weight="bold" officeooo:rsid="0020454d" officeooo:paragraph-rsid="0020454d" style:font-size-asian="10pt" style:font-weight-asian="bold" style:font-size-complex="10pt" style:font-weight-complex="bold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Segoe UI" fo:font-size="10pt" fo:font-weight="normal" officeooo:rsid="00020cd9" officeooo:paragraph-rsid="00066fae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Segoe UI" fo:font-size="12pt" fo:font-weight="bold" officeooo:rsid="0001fbcd" officeooo:paragraph-rsid="0001fbcd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Segoe UI" fo:font-size="12pt" fo:font-weight="bold" officeooo:paragraph-rsid="0004fca8" style:font-size-asian="12.25pt" style:font-weight-asian="bold" style:font-size-complex="14pt"/>
    </style:style>
    <style:style style:name="P44" style:family="paragraph" style:parent-style-name="Standard">
      <style:text-properties style:font-name="Segoe UI" fo:font-size="12pt" fo:font-weight="bold" officeooo:paragraph-rsid="00032662" style:font-size-asian="12.25pt" style:font-weight-asian="bold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Segoe UI" fo:font-size="12pt" fo:font-style="normal" fo:font-weight="bold" officeooo:rsid="00209b5c" officeooo:paragraph-rsid="00209b5c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style:font-name="Segoe UI" fo:font-size="14pt" fo:font-weight="bold" officeooo:paragraph-rsid="0001fbcd" style:font-size-asian="12.25pt" style:font-weight-asian="bold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/>
    </style:style>
    <style:style style:name="T3" style:family="text">
      <style:text-properties fo:color="#000000" fo:font-style="normal" officeooo:rsid="00020cd9" style:font-style-asian="normal"/>
    </style:style>
    <style:style style:name="T4" style:family="text">
      <style:text-properties fo:color="#000000" fo:font-style="normal" officeooo:rsid="00032662" style:font-style-asian="normal"/>
    </style:style>
    <style:style style:name="T5" style:family="text">
      <style:text-properties fo:color="#000000" fo:font-style="normal" officeooo:rsid="0001fbcd" style:font-style-asian="normal"/>
    </style:style>
    <style:style style:name="T6" style:family="text">
      <style:text-properties fo:color="#000000" fo:font-style="normal" officeooo:rsid="002042bc" style:font-style-asian="normal"/>
    </style:style>
    <style:style style:name="T7" style:family="text">
      <style:text-properties fo:color="#000000" fo:font-style="normal" fo:font-weight="normal" style:font-style-asian="normal" style:font-weight-asian="normal"/>
    </style:style>
    <style:style style:name="T8" style:family="text">
      <style:text-properties fo:color="#000000" fo:font-style="normal" fo:font-weight="normal" officeooo:rsid="00032662" style:font-style-asian="normal" style:font-weight-asian="normal"/>
    </style:style>
    <style:style style:name="T9" style:family="text">
      <style:text-properties fo:color="#000000" fo:font-style="normal" fo:font-weight="normal" style:font-style-asian="normal" style:font-weight-asian="normal" style:font-weight-complex="normal"/>
    </style:style>
    <style:style style:name="T10" style:family="text">
      <style:text-properties fo:color="#000000" fo:font-style="normal" fo:font-weight="normal" officeooo:rsid="0001fbcd" style:font-style-asian="normal" style:font-weight-asian="normal" style:font-weight-complex="normal"/>
    </style:style>
    <style:style style:name="T11" style:family="text">
      <style:text-properties fo:color="#000000" fo:font-style="normal" fo:font-weight="normal" officeooo:rsid="00020cd9" style:font-style-asian="normal" style:font-weight-asian="normal" style:font-weight-complex="normal"/>
    </style:style>
    <style:style style:name="T12" style:family="text">
      <style:text-properties fo:color="#000000" fo:font-style="normal" fo:font-weight="normal" officeooo:rsid="001ef746" style:font-style-asian="normal" style:font-weight-asian="normal" style:font-weight-complex="normal"/>
    </style:style>
    <style:style style:name="T13" style:family="text">
      <style:text-properties fo:color="#000000" fo:font-style="normal" fo:font-weight="normal" officeooo:rsid="002042bc" style:font-style-asian="normal" style:font-weight-asian="normal" style:font-weight-complex="normal"/>
    </style:style>
    <style:style style:name="T14" style:family="text">
      <style:text-properties fo:color="#000000" fo:font-style="normal" fo:font-weight="normal" officeooo:rsid="0020454d" style:font-style-asian="normal" style:font-weight-asian="normal" style:font-weight-complex="normal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32662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04fca8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020cd9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10a987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normal" officeooo:rsid="00153fea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fo:font-weight="normal" officeooo:rsid="0016865d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016abf6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0c77ff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0194d12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00ed0c7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125ba1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normal" officeooo:rsid="0009f0a4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0085929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1b06e1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20454d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00ed0c7" style:font-style-asian="normal" style:font-weight-asian="normal"/>
    </style:style>
    <style:style style:name="T32" style:family="text">
      <style:text-properties fo:color="#000000" fo:font-style="normal" fo:font-weight="normal" officeooo:rsid="0010a987" style:font-style-asian="normal" style:font-weight-asian="normal"/>
    </style:style>
    <style:style style:name="T33" style:family="text">
      <style:text-properties fo:color="#000000" fo:font-style="normal" fo:font-weight="normal" officeooo:rsid="0016865d" style:font-style-asian="normal" style:font-weight-asian="normal"/>
    </style:style>
    <style:style style:name="T34" style:family="text">
      <style:text-properties fo:color="#000000" fo:font-style="normal" fo:font-weight="normal" officeooo:rsid="0001fbcd" style:font-style-asian="normal" style:font-weight-asian="normal" style:font-weight-complex="bold"/>
    </style:style>
    <style:style style:name="T35" style:family="text">
      <style:text-properties fo:color="#000000" fo:font-style="normal" fo:font-weight="normal" officeooo:rsid="0016865d" style:font-style-asian="normal" style:font-weight-asian="normal" style:font-weight-complex="bold"/>
    </style:style>
    <style:style style:name="T36" style:family="text">
      <style:text-properties fo:color="#000000" fo:font-style="normal" fo:font-weight="normal" officeooo:rsid="002042bc" style:font-style-asian="normal" style:font-weight-asian="normal"/>
    </style:style>
    <style:style style:name="T37" style:family="text">
      <style:text-properties fo:color="#000000" fo:font-style="normal" fo:font-weight="normal" officeooo:rsid="002086ff" style:font-style-asian="normal" style:font-weight-asian="normal"/>
    </style:style>
    <style:style style:name="T38" style:family="text">
      <style:text-properties fo:color="#000000" fo:font-style="normal" fo:font-weight="normal" officeooo:rsid="00209b5c" style:font-style-asian="normal" style:font-weight-asian="normal"/>
    </style:style>
    <style:style style:name="T3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text-underline-style="none" fo:font-weight="normal" officeooo:rsid="0010a987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style:text-underline-style="none" fo:font-weight="normal" officeooo:rsid="000ed0c7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style:text-underline-style="none" fo:font-weight="normal" officeooo:rsid="000acfd5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style:text-underline-style="none" fo:font-weight="normal" officeooo:rsid="00140d95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style:text-underline-style="none" fo:font-weight="normal" officeooo:rsid="00195d1c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style:text-underline-style="none" style:font-style-asian="normal" style:font-style-complex="normal"/>
    </style:style>
    <style:style style:name="T46" style:family="text">
      <style:text-properties fo:color="#000000" fo:font-style="normal" style:text-underline-style="none" officeooo:rsid="00020cd9" style:font-style-asian="normal" style:font-style-complex="normal"/>
    </style:style>
    <style:style style:name="T47" style:family="text">
      <style:text-properties fo:color="#000000" fo:font-style="normal" style:text-underline-style="none" officeooo:rsid="00209b5c" style:font-style-asian="normal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weight="normal" officeooo:rsid="00032662" style:font-weight-asian="normal" style:font-weight-complex="normal"/>
    </style:style>
    <style:style style:name="T50" style:family="text">
      <style:text-properties fo:color="#000000" fo:font-weight="normal" officeooo:rsid="00125ba1" style:font-weight-asian="normal" style:font-weight-complex="normal"/>
    </style:style>
    <style:style style:name="T51" style:family="text">
      <style:text-properties fo:color="#000000" fo:font-weight="normal" officeooo:rsid="0016865d" style:font-weight-asian="normal" style:font-weight-complex="normal"/>
    </style:style>
    <style:style style:name="T52" style:family="text">
      <style:text-properties officeooo:rsid="0004fca8"/>
    </style:style>
    <style:style style:name="T53" style:family="text">
      <style:text-properties officeooo:rsid="000ed0c7"/>
    </style:style>
    <style:style style:name="T54" style:family="text">
      <style:text-properties officeooo:rsid="0010a987"/>
    </style:style>
    <style:style style:name="T55" style:family="text">
      <style:text-properties officeooo:rsid="002042bc"/>
    </style:style>
    <style:style style:name="T56" style:family="text">
      <style:text-properties officeooo:rsid="0001fbcd" style:font-weight-complex="bold"/>
    </style:style>
    <style:style style:name="T57" style:family="text">
      <style:text-properties officeooo:rsid="0004fca8" style:font-weight-complex="bold"/>
    </style:style>
    <style:style style:name="T58" style:family="text">
      <style:text-properties officeooo:rsid="00032662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rasi di carattere generale</text:p>
      <text:p text:style-name="P5"><text:span text:style-name="T34">Si vuole realizzare una base di dati per la gestione di una piattaforma che fornisce </text:span><text:span text:style-name="T7">informazioni su film in uscita nei cinema e su serie e programmi TV in onda, liberamente </text:span><text:span text:style-name="T34">ispirato a piattaforme com</text:span><text:span text:style-name="T35">e ComingSoon.it. </text:span></text:p>
      <text:p text:style-name="P7"/>
      <text:p text:style-name="P44"><text:span text:style-name="T56">Frasi relative a</text:span><text:span text:style-name="T58">gli Utenti</text:span></text:p>
      <text:list xml:id="list2899448655" text:style-name="L1">
        <text:list-item>
          <text:p text:style-name="P25"><text:span text:style-name="T31">Per</text:span><text:span text:style-name="T7"> </text:span><text:span text:style-name="T32">gli u</text:span><text:span text:style-name="T7">tent</text:span><text:span text:style-name="T32">i</text:span><text:span text:style-name="T7"> </text:span><text:span text:style-name="T31">rappresentiamo</text:span><text:span text:style-name="T7"> nome utente, password, </text:span><text:span text:style-name="T11">indirizzo email </text:span><text:span text:style-name="T13">e contenuti preferiti</text:span><text:span text:style-name="T11">.</text:span></text:p>
        </text:list-item>
        <text:list-item>
          <text:p text:style-name="P21">Per <text:span text:style-name="T54">i r</text:span>edattor<text:span text:style-name="T54">i</text:span> <text:span text:style-name="T53">rappresentiamo</text:span> anche <text:span text:style-name="T53">la</text:span> data di inizio collaborazione.</text:p>
        </text:list-item>
      </text:list>
      <text:p text:style-name="P18"/>
      <text:p text:style-name="P14"/>
      <text:p text:style-name="P6"><text:span text:style-name="T3">Frasi relative a</text:span><text:span text:style-name="T4">i Contenuti</text:span></text:p>
      <text:list xml:id="list485648452" text:style-name="L2">
        <text:list-item>
          <text:p text:style-name="P27"><text:span text:style-name="T25">Per </text:span><text:span text:style-name="T26">i c</text:span><text:span text:style-name="T25">ontenut</text:span><text:span text:style-name="T19">i</text:span><text:span text:style-name="T25"> rappresentiamo </text:span><text:span text:style-name="T27">titolo, data di uscita, genere, anno, i </text:span><text:span text:style-name="T25">nomi dei </text:span><text:span text:style-name="T19">r</text:span><text:span text:style-name="T25">egisti ed </text:span><text:span text:style-name="T19">attori </text:span><text:span text:style-name="T25">(</text:span><text:span text:style-name="T28">con relativo personaggio interpretato</text:span><text:span text:style-name="T25">)</text:span><text:span text:style-name="T28">, </text:span><text:span text:style-name="T25">p</text:span><text:span text:style-name="T28">aese, </text:span><text:span text:style-name="T25">d</text:span><text:span text:style-name="T28">urata, </text:span><text:span text:style-name="T25">di</text:span><text:span text:style-name="T28">stribuzione, nomi di sceneggiatori, fotografi, compositori e produttori, video, foto, recensione, nomi delle piattaforme streaming che lo trasmettono, titoli delle relative notizie, voto medio degli utenti e voto della redazione.</text:span></text:p>
          <text:list>
            <text:list-item>
              <text:p text:style-name="P28"><text:span text:style-name="T38">Inoltre p</text:span><text:span text:style-name="T7">er le serie </text:span><text:span text:style-name="T16">TV </text:span><text:span text:style-name="T19">la regia è</text:span><text:span text:style-name="T16"> specific</text:span><text:span text:style-name="T19">a</text:span><text:span text:style-name="T16"> de</text:span><text:span text:style-name="T19">l</text:span><text:span text:style-name="T16"> singol</text:span><text:span text:style-name="T19">o</text:span><text:span text:style-name="T16"> episodi</text:span><text:span text:style-name="T19">o</text:span><text:span text:style-name="T16">, </text:span><text:span text:style-name="T21">e</text:span><text:span text:style-name="T7"> sono compost</text:span><text:span text:style-name="T33">e</text:span><text:span text:style-name="T7"> da episodi, racchiusi in una o più stagioni</text:span></text:p>
              <text:list>
                <text:list-item>
                  <text:p text:style-name="P35"><text:span text:style-name="T49">P</text:span><text:span text:style-name="T48">er una </text:span><text:span text:style-name="T50">s</text:span><text:span text:style-name="T48">tagione rappresentiamo numero, </text:span><text:span text:style-name="T51">eventuale titolo, </text:span><text:span text:style-name="T48">descrizione, curiosità ed episodi</text:span></text:p>
                </text:list-item>
                <text:list-item>
                  <text:p text:style-name="P35"><text:span text:style-name="T48">Per un </text:span><text:span text:style-name="T50">e</text:span><text:span text:style-name="T48">pisodio rappresentiamo titolo, regista, sceneggiatore, durata.</text:span></text:p>
                </text:list-item>
              </text:list>
            </text:list-item>
          </text:list>
        </text:list-item>
      </text:list>
      <text:p text:style-name="P36"><text:span text:style-name="T48"/></text:p>
      <text:p text:style-name="P45"><text:span text:style-name="T1">Frasi relative ai Programmi TV</text:span></text:p>
      <text:list xml:id="list155531448754729" text:continue-numbering="true" text:style-name="L2">
        <text:list-item>
          <text:p text:style-name="P29"><text:span text:style-name="T20">P</text:span><text:span text:style-name="T16">er i programmi </text:span><text:span text:style-name="T24">TV</text:span><text:span text:style-name="T16"> </text:span><text:span text:style-name="T20">rappresentiamo</text:span><text:span text:style-name="T16"> anno di messa in onda, genere, paese, durata, descrizione.</text:span></text:p>
        </text:list-item>
      </text:list>
      <text:p text:style-name="P24"/>
      <text:p text:style-name="P24"/>
      <text:p text:style-name="P10"><text:span text:style-name="T46">F</text:span><text:span text:style-name="T45">rasi relative a </text:span><text:span text:style-name="T47">Foto, Video, Notizie</text:span></text:p>
      <text:list xml:id="list155531990731721" text:continue-numbering="true" text:style-name="L2">
        <text:list-item>
          <text:p text:style-name="P32"><text:span text:style-name="T40">P</text:span><text:span text:style-name="T39">er una foto rappresentiamo </text:span><text:span text:style-name="T44">autore, titolo del contenuto di riferimento, descrizione e immagine.</text:span></text:p>
        </text:list-item>
        <text:list-item>
          <text:p text:style-name="P33"><text:span text:style-name="T44">P</text:span><text:span text:style-name="T39">er un video rappresentiamo descrizione, numero di visualizzazioni e filmato.</text:span></text:p>
        </text:list-item>
        <text:list-item>
          <text:p text:style-name="P29"><text:span text:style-name="T40">Per una notizia rappresentiamo titolo, </text:span><text:span text:style-name="T43">categoria, </text:span><text:span text:style-name="T40">autore, data di pubblicazione, corpo (testo, immagini, ecc.), </text:span><text:span text:style-name="T41">numero di condivisioni, tempo di lettura e</text:span><text:span text:style-name="T42"> schede dei contenuti di riferimento.</text:span></text:p>
        </text:list-item>
      </text:list>
      <text:p text:style-name="P23"/>
      <text:p text:style-name="P2"/>
      <text:p text:style-name="P43"><text:span text:style-name="T56">Frasi relative a</text:span><text:span text:style-name="T57">lle Star</text:span></text:p>
      <text:list xml:id="list155533230761229" text:continue-list="list2899448655" text:style-name="L1">
        <text:list-item>
          <text:p text:style-name="P26"><text:span text:style-name="T22">Per le star rappresentiamo</text:span><text:span text:style-name="T17"> nome, foto, </text:span><text:span text:style-name="T23">età, luogo di nascita, data di nascita, </text:span><text:span text:style-name="T29">anni di carriera, numero di film, numero di serie TV</text:span><text:span text:style-name="T23">, biografia, </text:span><text:span text:style-name="T24">film, serie TV, foto, video, notizie</text:span><text:span text:style-name="T29">.</text:span></text:p>
          <text:list>
            <text:list-item>
              <text:p text:style-name="P34"><text:span text:style-name="T29">P</text:span><text:span text:style-name="T15">er gli attori rappresentiamo anche altezza, coniugi e figli.</text:span></text:p>
            </text:list-item>
          </text:list>
        </text:list-item>
      </text:list>
      <text:p text:style-name="P3"/>
      <text:p text:style-name="P3"/>
      <text:p text:style-name="P9">Frasi relative <text:span text:style-name="T52">ai Cinema</text:span></text:p>
      <text:list xml:id="list141630230" text:style-name="L3">
        <text:list-item>
          <text:p text:style-name="P37"><text:span text:style-name="T11">Per </text:span><text:span text:style-name="T12">i</text:span><text:span text:style-name="T11"> cinema </text:span><text:span text:style-name="T12">rappresentiamo</text:span><text:span text:style-name="T9"> nome, </text:span><text:span text:style-name="T13">numero di telefono</text:span><text:span text:style-name="T9">, localizzazione (regione, provincia e indirizzo) </text:span><text:span text:style-name="T13">e proiezioni</text:span><text:span text:style-name="T9">.</text:span></text:p>
        </text:list-item>
        <text:list-item>
          <text:p text:style-name="P39"><text:span text:style-name="T11">P</text:span><text:span text:style-name="T9">er le proiezioni rappresentiamo </text:span><text:span text:style-name="T14">film,</text:span><text:span text:style-name="T9"> data, orario, sala, nome del cinema, città del cinema e prezzo del biglietto.</text:span></text:p>
        </text:list-item>
      </text:list>
      <text:p text:style-name="P3"/>
      <text:p text:style-name="P42"/>
      <text:p text:style-name="P9">Frasi relative <text:span text:style-name="T52">alle Piattaforme</text:span></text:p>
      <text:list xml:id="list387118444" text:style-name="L4">
        <text:list-item>
          <text:p text:style-name="P38"><text:span text:style-name="T11">Programmi e serie TV vanno in onda su diverse piattaforme (es. Netflix, Rai Gulp, </text:span><text:span text:style-name="T7">…), che possono essere canali TV o piattaforme di streaming. </text:span></text:p>
        </text:list-item>
        <text:list-item>
          <text:p text:style-name="P40"><text:span text:style-name="T7">Per le piattaforme rappresentiamo nome, film, programmi e serie TV trasmessi</text:span></text:p>
        </text:list-item>
        <text:list-item>
          <text:p text:style-name="P40"><text:span text:style-name="T7">Per i canali TV rappresentiamo anche </text:span><text:span text:style-name="T37">emittente televisiva, </text:span><text:span text:style-name="T7">data e orario di trasmissione</text:span></text:p>
        </text:list-item>
      </text:list>
      <text:p text:style-name="P3"/>
      <text:p text:style-name="P46"><text:soft-page-break/><text:span text:style-name="T56"/></text:p>
      <text:p text:style-name="P46"><text:span text:style-name="T56">Operazioni sui dati</text:span></text:p>
      <text:list xml:id="list4257023735" text:style-name="L5">
        <text:list-item>
          <text:p text:style-name="P30"><text:span text:style-name="T7">Un numero limitato di </text:span><text:span text:style-name="T36">redattori</text:span><text:span text:style-name="T7"> si occupa di aggiornare le informazioni su</text:span><text:span text:style-name="T8">i </text:span><text:span text:style-name="T7">contenuti disponibili inserendo i dati di film e serie, comprese le date di uscita e </text:span><text:span text:style-name="T10">programmazione in sala e in TV.</text:span></text:p>
        </text:list-item>
        <text:list-item>
          <text:p text:style-name="P31"><text:span text:style-name="T13">Gli utenti</text:span><text:span text:style-name="T11"> possono lasciare un voto </text:span><text:span text:style-name="T10">(da 1 a 5 stelline) su qualunque contenuto.</text:span></text:p>
        </text:list-item>
        <text:list-item>
          <text:p text:style-name="P22"><text:span text:style-name="T55">G</text:span>li utenti possono <text:span text:style-name="T55">aggiungere contenuti tra i propri preferiti</text:span></text:p>
        </text:list-item>
      </text:list>
      <text:p text:style-name="P16"/>
      <text:p text:style-name="P19"/>
      <text:p text:style-name="P19"/>
      <text:p text:style-name="P1">Regole Aziendali</text:p>
      <text:list xml:id="list861354989" text:style-name="L6">
        <text:list-item>
          <text:p text:style-name="P41"><text:span text:style-name="T5">Nel momento della cancellazione di un utente dal sito, i suoi preferiti possono essere rimossi dal database, mentre i voti espressi dal</text:span><text:span text:style-name="T6">l’utente</text:span><text:span text:style-name="T5"> rimangono in </text:span><text:span text:style-name="T2">memoria.</text:span></text:p>
        </text:list-item>
      </text:list>
      <text:p text:style-name="P20"/>
      <text:p text:style-name="P11"><text:s/></text:p>
      <text:p text:style-name="P17"/>
      <text:p text:style-name="P4"><text:span text:style-name="T11"><text:s/></text:span><text:span text:style-name="T7"><text:s/></text:span></text:p>
      <text:p text:style-name="P17"/>
      <text:p text:style-name="P17"/>
      <text:p text:style-name="P17"/>
      <text:p text:style-name="P12"/>
      <text:p text:style-name="P15"/>
      <text:p text:style-name="P17"/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24T15:55:30.898000000</dc:date>
    <meta:editing-duration>PT1H23M52S</meta:editing-duration>
    <meta:editing-cycles>11</meta:editing-cycles>
    <meta:document-statistic meta:table-count="0" meta:image-count="0" meta:object-count="0" meta:page-count="2" meta:paragraph-count="34" meta:word-count="477" meta:character-count="3069" meta:non-whitespace-character-count="2640"/>
  </office:meta>
</office:document-meta>
</file>